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Engravers' Gothic" svg:font-family="'Engravers' Gothic'" style:font-family-generic="swiss" style:font-pitch="variable"/>
    <style:font-face style:name="Liberation Sans" svg:font-family="'Liberation Sans'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BusinessCards" style:family="table">
      <style:table-properties style:width="7in" table:align="center"/>
    </style:style>
    <style:style style:name="BusinessCards.A" style:family="table-column">
      <style:table-column-properties style:column-width="3.5in"/>
    </style:style>
    <style:style style:name="BusinessCards.1" style:family="table-row">
      <style:table-row-properties style:row-height="2in" fo:keep-together="always"/>
    </style:style>
    <style:style style:name="BusinessCards.A1" style:family="table-cell">
      <style:table-cell-properties style:vertical-align="middle" fo:padding-left="0.2in" fo:padding-right="0.2in" fo:padding-top="0.15in" fo:padding-bottom="0.15in" fo:border="none"/>
    </style:style>
    <style:style style:name="Table1" style:family="table">
      <style:table-properties style:width="2.3264in" fo:margin-left="-0.0354in" table:align="left"/>
    </style:style>
    <style:style style:name="Table1.A" style:family="table-column">
      <style:table-column-properties style:column-width="0.2618in"/>
    </style:style>
    <style:style style:name="Table1.B" style:family="table-column">
      <style:table-column-properties style:column-width="0.0215in"/>
    </style:style>
    <style:style style:name="Table1.C" style:family="table-column">
      <style:table-column-properties style:column-width="0.059in"/>
    </style:style>
    <style:style style:name="Table1.D" style:family="table-column">
      <style:table-column-properties style:column-width="0.1069in"/>
    </style:style>
    <style:style style:name="Table1.E" style:family="table-column">
      <style:table-column-properties style:column-width="1.8771in"/>
    </style:style>
    <style:style style:name="Table1.A1" style:family="table-cell">
      <style:table-cell-properties style:vertical-align="" fo:padding="0.0382in" fo:border-left="0.5pt solid #000000" fo:border-right="0.5pt solid #000000" fo:border-top="none" fo:border-bottom="none"/>
    </style:style>
    <style:style style:name="Table1.A2" style:family="table-cell">
      <style:table-cell-properties fo:padding="0.0382in" fo:border-left="none" fo:border-right="none" fo:border-top="0.5pt solid #000000" fo:border-bottom="none"/>
    </style:style>
    <style:style style:name="Table1.B2" style:family="table-cell">
      <style:table-cell-properties fo:background-color="#ff0000" fo:padding="0.0382in" fo:border-left="none" fo:border-right="none" fo:border-top="0.5pt solid #000000" fo:border-bottom="none">
        <style:background-image/>
      </style:table-cell-properties>
    </style:style>
    <style:style style:name="Table1.C2" style:family="table-cell">
      <style:table-cell-properties fo:padding="0.0382in" fo:border-left="none" fo:border-right="none" fo:border-top="0.5pt solid #000000" fo:border-bottom="none"/>
    </style:style>
    <style:style style:name="Table1.D2" style:family="table-cell">
      <style:table-cell-properties fo:padding="0.0382in" fo:border-left="none" fo:border-right="none" fo:border-top="0.5pt solid #000000" fo:border-bottom="none"/>
    </style:style>
    <style:style style:name="Table1.E2" style:family="table-cell">
      <style:table-cell-properties fo:padding="0.0382in" fo:border-left="none" fo:border-right="none" fo:border-top="0.5pt solid #000000" fo:border-bottom="none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background-color="#ff0000" fo:padding="0.0382in" fo:border="none">
        <style:background-image/>
      </style:table-cell-properties>
    </style:style>
    <style:style style:name="Table1.C3" style:family="table-cell">
      <style:table-cell-properties fo:background-color="#ff0000" fo:padding="0.0382in" fo:border="none">
        <style:background-image/>
      </style:table-cell-properties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="none"/>
    </style:style>
    <style:style style:name="Table2" style:family="table">
      <style:table-properties style:width="3.1in" table:align="margins"/>
    </style:style>
    <style:style style:name="Table2.A" style:family="table-column">
      <style:table-column-properties style:column-width="0.3097in" style:rel-column-width="6544*"/>
    </style:style>
    <style:style style:name="Table2.C" style:family="table-column">
      <style:table-column-properties style:column-width="0.3104in" style:rel-column-width="6559*"/>
    </style:style>
    <style:style style:name="Table2.J" style:family="table-column">
      <style:table-column-properties style:column-width="0.3118in" style:rel-column-width="659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J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1in" table:align="margins"/>
    </style:style>
    <style:style style:name="Table3.A" style:family="table-column">
      <style:table-column-properties style:column-width="2.1021in" style:rel-column-width="44438*"/>
    </style:style>
    <style:style style:name="Table3.B" style:family="table-column">
      <style:table-column-properties style:column-width="0.3in" style:rel-column-width="6342*"/>
    </style:style>
    <style:style style:name="Table3.C" style:family="table-column">
      <style:table-column-properties style:column-width="0.6979in" style:rel-column-width="14755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2.3264in" fo:margin-left="-0.0354in" table:align="left"/>
    </style:style>
    <style:style style:name="Table1.A" style:family="table-column">
      <style:table-column-properties style:column-width="0.2618in"/>
    </style:style>
    <style:style style:name="Table1.B" style:family="table-column">
      <style:table-column-properties style:column-width="0.0215in"/>
    </style:style>
    <style:style style:name="Table1.C" style:family="table-column">
      <style:table-column-properties style:column-width="0.059in"/>
    </style:style>
    <style:style style:name="Table1.D" style:family="table-column">
      <style:table-column-properties style:column-width="0.1069in"/>
    </style:style>
    <style:style style:name="Table1.E" style:family="table-column">
      <style:table-column-properties style:column-width="1.8771in"/>
    </style:style>
    <style:style style:name="Table1.A1" style:family="table-cell">
      <style:table-cell-properties style:vertical-align="" fo:padding="0.0382in" fo:border-left="0.5pt solid #000000" fo:border-right="0.5pt solid #000000" fo:border-top="none" fo:border-bottom="none"/>
    </style:style>
    <style:style style:name="Table1.A2" style:family="table-cell">
      <style:table-cell-properties fo:padding="0.0382in" fo:border-left="none" fo:border-right="none" fo:border-top="0.5pt solid #000000" fo:border-bottom="none"/>
    </style:style>
    <style:style style:name="Table1.B2" style:family="table-cell">
      <style:table-cell-properties fo:background-color="#ff0000" fo:padding="0.0382in" fo:border-left="none" fo:border-right="none" fo:border-top="0.5pt solid #000000" fo:border-bottom="none">
        <style:background-image/>
      </style:table-cell-properties>
    </style:style>
    <style:style style:name="Table1.C2" style:family="table-cell">
      <style:table-cell-properties fo:padding="0.0382in" fo:border-left="none" fo:border-right="none" fo:border-top="0.5pt solid #000000" fo:border-bottom="none"/>
    </style:style>
    <style:style style:name="Table1.D2" style:family="table-cell">
      <style:table-cell-properties fo:padding="0.0382in" fo:border-left="none" fo:border-right="none" fo:border-top="0.5pt solid #000000" fo:border-bottom="none"/>
    </style:style>
    <style:style style:name="Table1.E2" style:family="table-cell">
      <style:table-cell-properties fo:padding="0.0382in" fo:border-left="none" fo:border-right="none" fo:border-top="0.5pt solid #000000" fo:border-bottom="none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background-color="#ff0000" fo:padding="0.0382in" fo:border="none">
        <style:background-image/>
      </style:table-cell-properties>
    </style:style>
    <style:style style:name="Table1.C3" style:family="table-cell">
      <style:table-cell-properties fo:background-color="#ff0000" fo:padding="0.0382in" fo:border="none">
        <style:background-image/>
      </style:table-cell-properties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="none"/>
    </style:style>
    <style:style style:name="Table2" style:family="table">
      <style:table-properties style:width="3.1in" table:align="margins"/>
    </style:style>
    <style:style style:name="Table2.A" style:family="table-column">
      <style:table-column-properties style:column-width="0.3097in" style:rel-column-width="6544*"/>
    </style:style>
    <style:style style:name="Table2.C" style:family="table-column">
      <style:table-column-properties style:column-width="0.3104in" style:rel-column-width="6559*"/>
    </style:style>
    <style:style style:name="Table2.J" style:family="table-column">
      <style:table-column-properties style:column-width="0.3118in" style:rel-column-width="659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J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1in" table:align="margins"/>
    </style:style>
    <style:style style:name="Table3.A" style:family="table-column">
      <style:table-column-properties style:column-width="2.1021in" style:rel-column-width="44438*"/>
    </style:style>
    <style:style style:name="Table3.B" style:family="table-column">
      <style:table-column-properties style:column-width="0.3in" style:rel-column-width="6342*"/>
    </style:style>
    <style:style style:name="Table3.C" style:family="table-column">
      <style:table-column-properties style:column-width="0.6979in" style:rel-column-width="14755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.0799in" style:contextual-spacing="false" fo:text-align="start" style:justify-single-word="false"/>
      <style:text-properties fo:color="#1a1a1a" loext:opacity="100%" style:font-name="Liberation Sans" fo:font-size="11pt" fo:font-weight="bold"/>
    </style:style>
    <style:style style:name="P2" style:family="paragraph" style:parent-style-name="Standard">
      <style:paragraph-properties fo:margin-top="0in" fo:margin-bottom="0.0598in" style:contextual-spacing="false" fo:text-align="start" style:justify-single-word="false"/>
      <style:text-properties fo:color="#333333" loext:opacity="100%" style:font-name="Liberation Sans" fo:font-size="10pt" fo:font-weight="bold"/>
    </style:style>
    <style:style style:name="P3" style:family="paragraph" style:parent-style-name="Standard">
      <style:paragraph-properties fo:margin-top="0in" fo:margin-bottom="0.0201in" style:contextual-spacing="false" fo:text-align="start" style:justify-single-word="false"/>
      <style:text-properties fo:color="#444444" loext:opacity="100%" style:font-name="Liberation Sans" fo:font-size="8pt"/>
    </style:style>
    <style:style style:name="P4" style:family="paragraph" style:parent-style-name="Standard">
      <style:paragraph-properties fo:margin-top="0in" fo:margin-bottom="0.0799in" style:contextual-spacing="false" fo:text-align="start" style:justify-single-word="false"/>
      <style:text-properties fo:color="#444444" loext:opacity="100%" style:font-name="Liberation Sans" fo:font-size="8pt"/>
    </style:style>
    <style:style style:name="P5" style:family="paragraph" style:parent-style-name="Standard">
      <style:paragraph-properties fo:margin-top="0in" fo:margin-bottom="0.0201in" style:contextual-spacing="false" fo:text-align="start" style:justify-single-word="false"/>
      <style:text-properties fo:color="#444444" loext:opacity="100%" style:font-name="Engravers' Gothic" fo:font-size="8pt" officeooo:rsid="00010b48" officeooo:paragraph-rsid="00010b48" style:font-size-asian="8pt" style:font-size-complex="8pt"/>
    </style:style>
    <style:style style:name="P6" style:family="paragraph" style:parent-style-name="Standard">
      <style:paragraph-properties fo:margin-top="0in" fo:margin-bottom="0.0201in" style:contextual-spacing="false" fo:text-align="start" style:justify-single-word="false"/>
      <style:text-properties fo:color="#444444" loext:opacity="100%" style:font-name="Engravers' Gothic" fo:font-size="14pt" officeooo:rsid="00010b48" officeooo:paragraph-rsid="00010b48" style:font-size-asian="14pt" style:font-size-complex="14pt"/>
    </style:style>
    <style:style style:name="P7" style:family="paragraph" style:parent-style-name="Standard">
      <style:paragraph-properties fo:margin-top="0in" fo:margin-bottom="0.0799in" style:contextual-spacing="false" fo:text-align="start" style:justify-single-word="false"/>
      <style:text-properties fo:color="#444444" loext:opacity="100%" style:font-name="Arial" fo:font-size="8pt"/>
    </style:style>
    <style:style style:name="P8" style:family="paragraph" style:parent-style-name="Standard">
      <style:paragraph-properties fo:margin-top="0.0201in" fo:margin-bottom="0.0598in" style:contextual-spacing="false" fo:text-align="start" style:justify-single-word="false" fo:padding-left="0in" fo:padding-right="0in" fo:padding-top="0in" fo:padding-bottom="0.0402in" fo:border-left="none" fo:border-right="none" fo:border-top="none" fo:border-bottom="0.51pt solid #999999"/>
      <style:text-properties fo:font-size="1pt"/>
    </style:style>
    <style:style style:name="P9" style:family="paragraph" style:parent-style-name="Standard">
      <style:paragraph-properties fo:margin-top="0in" fo:margin-bottom="0.0799in" style:contextual-spacing="false" fo:text-align="start" style:justify-single-word="false"/>
      <style:text-properties fo:font-size="1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8pt"/>
    </style:style>
    <style:style style:name="P11" style:family="paragraph" style:parent-style-name="Table_20_Contents">
      <style:paragraph-properties fo:text-align="start" style:justify-single-word="false"/>
      <style:text-properties style:font-name="Engravers' Gothic" fo:font-size="8pt" officeooo:rsid="0000e448" officeooo:paragraph-rsid="0000e448"/>
    </style:style>
    <style:style style:name="P12" style:family="paragraph" style:parent-style-name="Table_20_Contents">
      <style:paragraph-properties fo:text-align="end" style:justify-single-word="false"/>
      <style:text-properties style:font-name="Engravers' Gothic" fo:font-size="8pt" officeooo:rsid="00023747" officeooo:paragraph-rsid="00023747"/>
    </style:style>
    <style:style style:name="P13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6256in"/>
        </style:tab-stops>
      </style:paragraph-properties>
      <style:text-properties style:font-name="Engravers' Gothic" fo:font-size="8pt" officeooo:rsid="000403ae" officeooo:paragraph-rsid="000403ae"/>
    </style:style>
    <style:style style:name="P14" style:family="paragraph" style:parent-style-name="Table_20_Contents">
      <style:paragraph-properties fo:text-align="start" style:justify-single-word="false"/>
      <style:text-properties style:font-name="Engravers' Gothic" fo:font-size="7pt" officeooo:rsid="0000e448" officeooo:paragraph-rsid="0000e448" style:font-size-asian="7pt" style:font-size-complex="7pt"/>
    </style:style>
    <style:style style:name="P15" style:family="paragraph" style:parent-style-name="Table_20_Contents">
      <style:paragraph-properties fo:text-align="end" style:justify-single-word="false"/>
      <style:text-properties style:font-name="Engravers' Gothic" fo:font-size="6pt" officeooo:rsid="00023747" officeooo:paragraph-rsid="00023747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Engravers' Gothic" fo:font-size="12pt" officeooo:rsid="00023747" officeooo:paragraph-rsid="00023747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/>
    </style:style>
    <style:style style:name="P18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0403ae" style:font-size-asian="6pt" style:font-style-asian="italic" style:font-size-complex="6pt" style:font-style-complex="italic"/>
    </style:style>
    <style:style style:name="P19" style:family="paragraph" style:parent-style-name="Table_20_Contents">
      <loext:graphic-properties draw:fill="none"/>
      <style:paragraph-properties fo:margin-left="0.3201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095457" style:font-size-asian="6pt" style:font-style-asian="italic" style:font-size-complex="6pt" style:font-style-complex="italic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fo:color="#1a1a1a" loext:opacity="100%" style:font-name="Engravers' Gothic" fo:font-size="12pt" fo:font-weight="normal" officeooo:paragraph-rsid="0000e448" style:font-size-asian="12pt" style:font-weight-asian="normal" style:font-size-complex="12pt" style:font-weight-complex="normal"/>
    </style:style>
    <style:style style:name="P21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403ae" officeooo:paragraph-rsid="000cd51c" style:font-size-asian="7pt" style:font-size-complex="7pt"/>
    </style:style>
    <style:style style:name="P22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cd51c" officeooo:paragraph-rsid="000cd51c" style:font-size-asian="7pt" style:font-size-complex="7pt"/>
    </style:style>
    <style:style style:name="P23" style:family="paragraph">
      <loext:graphic-properties draw:fill-color="#c9211e"/>
    </style:style>
    <style:style style:name="P24" style:family="paragraph">
      <loext:graphic-properties draw:fill-color="#f10d0c"/>
      <style:paragraph-properties fo:text-align="center"/>
      <style:text-properties fo:font-size="12pt"/>
    </style:style>
    <style:style style:name="P25" style:family="paragraph">
      <style:paragraph-properties fo:text-align="center"/>
      <style:text-properties fo:font-size="12pt"/>
    </style:style>
    <style:style style:name="P26" style:family="paragraph">
      <loext:graphic-properties draw:fill-color="#c9211e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officeooo:rsid="00095457"/>
    </style:style>
    <style:style style:name="gr1" style:family="graphic">
      <style:graphic-properties svg:stroke-width="0in" svg:stroke-color="#c9211e" draw:stroke-linejoin="none" draw:fill-color="#c9211e" draw:textarea-horizontal-align="justify" draw:textarea-vertical-align="middle" draw:auto-grow-height="false" fo:min-height="0.039in" fo:min-width="0.0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in" svg:stroke-color="#c9211e" draw:stroke-linejoin="none" draw:fill-color="#c9211e" draw:textarea-horizontal-align="justify" draw:textarea-vertical-align="middle" draw:auto-grow-height="false" fo:min-height="0.072in" fo:min-width="0.0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in" svg:stroke-color="#c9211e" draw:stroke-linejoin="none" draw:fill-color="#c9211e" draw:textarea-horizontal-align="justify" draw:textarea-vertical-align="middle" draw:auto-grow-height="false" fo:min-height="0.2591in" fo:min-width="0.03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38in" svg:stroke-color="#c9211e" draw:stroke-linejoin="none" draw:fill-color="#f10d0c" draw:textarea-horizontal-align="center" draw:textarea-vertical-align="middle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38in" svg:stroke-color="#c9211e" draw:marker-start-width="0.1598in" draw:marker-end-width="0.1598in" draw:textarea-horizontal-align="center" draw:textarea-vertical-align="middle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209in" svg:stroke-color="#c9211e" draw:marker-start-width="0.1701in" draw:marker-end-width="0.1701in" draw:fill-color="#c9211e" draw:textarea-horizontal-align="center" draw:textarea-vertical-align="middle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BusinessCards" table:style-name="BusinessCards">
        <table:table-column table:style-name="BusinessCards.A" table:number-columns-repeated="2"/>
        <table:table-row table:style-name="BusinessCards.1">
          <table:table-cell table:style-name="BusinessCards.A1" office:value-type="string">
            <text:p text:style-name="P9"><draw:line text:anchor-type="paragraph" draw:z-index="0" draw:name="Horizontal line 3" draw:style-name="gr6" draw:text-style-name="P26" svg:x1="-0.0547in" svg:y1="0.3382in" svg:x2="2.3142in" svg:y2="0.3382in"><text:p/></draw:line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row>
                <table:table-cell table:style-name="Table1.A1" table:number-columns-spanned="5" office:value-type="string">
                  <text:p text:style-name="P20">Lunde Cognitive Effects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.A2" office:value-type="string">
                  <text:p text:style-name="P10"/>
                </table:table-cell>
                <table:table-cell table:style-name="Table1.B2" office:value-type="string">
                  <text:p text:style-name="P10"/>
                </table:table-cell>
                <table:table-cell table:style-name="Table1.C2" office:value-type="string">
                  <text:p text:style-name="P10"/>
                </table:table-cell>
                <table:table-cell table:style-name="Table1.D2" office:value-type="string">
                  <text:p text:style-name="P10"/>
                </table:table-cell>
                <table:table-cell table:style-name="Table1.E2" office:value-type="string">
                  <text:p text:style-name="P11"/>
                </table:table-cell>
              </table:table-row>
              <table:table-row>
                <table:table-cell table:style-name="Table1.A3" office:value-type="string">
                  <text:p text:style-name="P10"/>
                </table:table-cell>
                <table:table-cell table:style-name="Table1.B3" office:value-type="string">
                  <text:p text:style-name="P10"/>
                </table:table-cell>
                <table:table-cell table:style-name="Table1.C3" office:value-type="string">
                  <text:p text:style-name="P10"/>
                </table:table-cell>
                <table:table-cell table:style-name="Table1.D3" office:value-type="string">
                  <text:p text:style-name="P10"/>
                </table:table-cell>
                <table:table-cell table:style-name="Table1.E3" office:value-type="string">
                  <text:p text:style-name="P11"><text:a xlink:type="simple" xlink:href="mailto:andrew@lunde.com" text:style-name="Internet_20_link" text:visited-style-name="Visited_20_Internet_20_Link"><text:span text:style-name="T1">andrew@lunde.com</text:span></text:a></text:p>
                  <text:p text:style-name="P14">https://www.linkedin.com/in/andrewlunde/</text:p>
                </table:table-cell>
              </table:table-row>
            </table:table>
            <text:p text:style-name="P3"/>
            <text:p text:style-name="P6">Andrew C. Lunde</text:p>
            <text:p text:style-name="P5">Chief Technologist</text:p>
          </table:table-cell>
          <table:table-cell table:style-name="BusinessCards.A1" office:value-type="string">
            <table:table table:name="Table2" table:style-name="Table2">
              <table:table-column table:style-name="Table2.A" table:number-columns-repeated="2"/>
              <table:table-column table:style-name="Table2.C"/>
              <table:table-column table:style-name="Table2.A"/>
              <table:table-column table:style-name="Table2.C"/>
              <table:table-column table:style-name="Table2.A" table:number-columns-repeated="2"/>
              <table:table-column table:style-name="Table2.C"/>
              <table:table-column table:style-name="Table2.A"/>
              <table:table-column table:style-name="Table2.J"/>
              <table:table-row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0"/>
                </table:table-cell>
                <table:table-cell table:style-name="Table2.J1" office:value-type="string">
                  <text:p text:style-name="P10"/>
                </table:table-cell>
              </table:table-row>
              <table:table-row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J2" office:value-type="string">
                  <text:p text:style-name="P10"/>
                </table:table-cell>
              </table:table-row>
              <table:table-row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J2" office:value-type="string">
                  <text:p text:style-name="P10"/>
                </table:table-cell>
              </table:table-row>
              <table:table-row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J2" office:value-type="string">
                  <text:p text:style-name="P10"/>
                </table:table-cell>
              </table:table-row>
              <table:table-row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J2" office:value-type="string">
                  <text:p text:style-name="P10"/>
                </table:table-cell>
              </table:table-row>
              <table:table-row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J2" office:value-type="string">
                  <text:p text:style-name="P10"/>
                </table:table-cell>
              </table:table-row>
              <table:table-row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A2" office:value-type="string">
                  <text:p text:style-name="P10"/>
                </table:table-cell>
                <table:table-cell table:style-name="Table2.J2" office:value-type="string">
                  <text:p text:style-name="P10"/>
                </table:table-cell>
              </table:table-row>
            </table:table>
            <text:p text:style-name="P4"/>
          </table:table-cell>
        </table:table-row>
        <table:table-row table:style-name="BusinessCards.1">
          <table:table-cell table:style-name="BusinessCards.A1" office:value-type="string">
            <text:p text:style-name="P1">Lunde Cognitive Effects, Inc.</text:p>
            <text:p text:style-name="P2">Andrew Lunde</text:p>
            <text:p text:style-name="P8"/>
            <text:p text:style-name="P3">404-416-5688</text:p>
            <text:p text:style-name="P3">andrew@lunde.com</text:p>
            <text:p text:style-name="P3">linkedin.com/in/andrewlunde</text:p>
            <text:p text:style-name="P3">920 Peachtree Battle Avenue NW</text:p>
            <text:p text:style-name="P3">Atlanta, GA 30327</text:p>
          </table:table-cell>
          <table:table-cell table:style-name="BusinessCards.A1" office:value-type="string">
            <text:p text:style-name="P1">Lunde Cognitive Effects, Inc.</text:p>
            <text:p text:style-name="P2">Andrew Lunde</text:p>
            <text:p text:style-name="P8"/>
            <text:p text:style-name="P3">404-416-5688</text:p>
            <text:p text:style-name="P3">andrew@lunde.com</text:p>
            <text:p text:style-name="P3">linkedin.com/in/andrewlunde</text:p>
            <text:p text:style-name="P3">920 Peachtree Battle Avenue NW</text:p>
            <text:p text:style-name="P3">Atlanta, GA 30327</text:p>
          </table:table-cell>
        </table:table-row>
        <table:table-row table:style-name="BusinessCards.1">
          <table:table-cell table:style-name="BusinessCards.A1" office:value-type="string">
            <text:p text:style-name="P1">Lunde Cognitive Effects, Inc.</text:p>
            <text:p text:style-name="P2">Andrew Lunde</text:p>
            <text:p text:style-name="P8"/>
            <text:p text:style-name="P3">404-416-5688</text:p>
            <text:p text:style-name="P3">andrew@lunde.com</text:p>
            <text:p text:style-name="P3">linkedin.com/in/andrewlunde</text:p>
            <text:p text:style-name="P3">920 Peachtree Battle Avenue NW</text:p>
            <text:p text:style-name="P3">Atlanta, GA 30327</text:p>
          </table:table-cell>
          <table:table-cell table:style-name="BusinessCards.A1" office:value-type="string">
            <text:p text:style-name="P1">Lunde Cognitive Effects, Inc.</text:p>
            <text:p text:style-name="P2">Andrew Lunde</text:p>
            <text:p text:style-name="P8"/>
            <text:p text:style-name="P3">404-416-5688</text:p>
            <text:p text:style-name="P3">andrew@lunde.com</text:p>
            <text:p text:style-name="P3">linkedin.com/in/andrewlunde</text:p>
            <text:p text:style-name="P3">920 Peachtree Battle Avenue NW</text:p>
            <text:p text:style-name="P3">Atlanta, GA 30327</text:p>
          </table:table-cell>
        </table:table-row>
        <table:table-row table:style-name="BusinessCards.1">
          <table:table-cell table:style-name="BusinessCards.A1" office:value-type="string">
            <text:p text:style-name="P1">Lunde Cognitive Effects, Inc.</text:p>
            <text:p text:style-name="P2">Andrew Lunde</text:p>
            <text:p text:style-name="P8"/>
            <text:p text:style-name="P3">404-416-5688</text:p>
            <text:p text:style-name="P3">andrew@lunde.com</text:p>
            <text:p text:style-name="P3">linkedin.com/in/andrewlunde</text:p>
            <text:p text:style-name="P3">920 Peachtree Battle Avenue NW</text:p>
            <text:p text:style-name="P3">Atlanta, GA 30327</text:p>
          </table:table-cell>
          <table:table-cell table:style-name="BusinessCards.A1" office:value-type="string">
            <text:p text:style-name="P1">Lunde Cognitive Effects, Inc.</text:p>
            <text:p text:style-name="P2">Andrew Lunde</text:p>
            <text:p text:style-name="P8"/>
            <text:p text:style-name="P3">404-416-5688</text:p>
            <text:p text:style-name="P3">andrew@lunde.com</text:p>
            <text:p text:style-name="P3">linkedin.com/in/andrewlunde</text:p>
            <text:p text:style-name="P3">920 Peachtree Battle Avenue NW</text:p>
            <text:p text:style-name="P3">Atlanta, GA 30327</text:p>
          </table:table-cell>
        </table:table-row>
        <table:table-row table:style-name="BusinessCards.1">
          <table:table-cell table:style-name="BusinessCards.A1" office:value-type="string">
            <text:p text:style-name="P1">Lunde Cognitive Effects, Inc.</text:p>
            <text:p text:style-name="P2">Andrew Lunde</text:p>
            <text:p text:style-name="P8"/>
            <text:p text:style-name="P3">404-416-5688</text:p>
            <text:p text:style-name="P3">andrew@lunde.com</text:p>
            <text:p text:style-name="P3">linkedin.com/in/andrewlunde</text:p>
            <text:p text:style-name="P3">920 Peachtree Battle Avenue NW</text:p>
            <text:p text:style-name="P3"><draw:line text:anchor-type="paragraph" draw:z-index="1" draw:name="Vertical line 1" draw:style-name="gr4" draw:text-style-name="P24" svg:x1="3.5035in" svg:y1="-1.1953in" svg:x2="3.5035in" svg:y2="-1.0512in"><text:p/></draw:line><draw:line text:anchor-type="paragraph" draw:z-index="2" draw:name="Horizontal line 2" draw:style-name="gr5" draw:text-style-name="P25" svg:x1="3.5031in" svg:y1="-1.0579in" svg:x2="5.5213in" svg:y2="-1.0508in"><text:p/></draw:line><draw:line text:anchor-type="paragraph" draw:z-index="4" draw:name="Vertical line 2" draw:style-name="gr4" draw:text-style-name="P24" svg:x1="3.8453in" svg:y1="-1.0508in" svg:x2="3.8453in" svg:y2="-0.3551in"><text:p/></draw:line><draw:line text:anchor-type="paragraph" draw:z-index="5" draw:name="Vertical line 4" draw:style-name="gr4" draw:text-style-name="P24" svg:x1="3.7429in" svg:y1="-1.0583in" svg:x2="3.7429in" svg:y2="-0.1772in"><text:p/></draw:line>Atlanta, GA 30327</text:p>
          </table:table-cell>
          <table:table-cell table:style-name="BusinessCards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Engravers' Gothic" svg:font-family="'Engravers' Gothic'" style:font-family-generic="swiss" style:font-pitch="variable"/>
    <style:font-face style:name="Liberation Sans" svg:font-family="'Liberation Sans'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Tahoma1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Tahoma1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meta:print-date>2026-03-26T19:53:28.031466916</meta:print-date>
    <dc:date>2026-03-26T21:10:45.009462333</dc:date>
    <meta:editing-duration>PT10M30S</meta:editing-duration>
    <meta:editing-cycles>2</meta:editing-cycles>
    <meta:document-statistic meta:table-count="4" meta:image-count="0" meta:object-count="0" meta:page-count="2" meta:paragraph-count="64" meta:word-count="151" meta:character-count="1278" meta:non-whitespace-character-count="1189"/>
  </office:meta>
</office:document-meta>
</file>